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703000001172B436969AAE0768F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5.832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.499cm" style:use-optimal-column-width="false"/>
    </style:style>
    <style:style style:name="co2" style:family="table-column">
      <style:table-column-properties style:column-width="1.493cm" style:use-optimal-column-width="false"/>
    </style:style>
    <style:style style:name="ro1" style:family="table-row">
      <style:table-row-properties style:row-height="1.214cm"/>
    </style:style>
    <style:style style:name="ro2" style:family="table-row">
      <style:table-row-properties style:row-height="1.213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itle A</text:p>
          </draw:text-box>
        </draw:frame>
        <draw:frame presentation:style-name="pr2" draw:text-style-name="P1" draw:layer="layout" svg:width="17.272cm" svg:height="5.832cm" svg:x="1.27cm" svg:y="3.058cm" presentation:class="subtitle" presentation:user-transformed="true">
          <draw:text-box>
            <text:p>Long test </text:p>
          </draw:text-box>
        </draw:frame>
        <draw:frame draw:style-name="standard" draw:layer="layout" svg:width="10.486cm" svg:height="7.959cm" svg:x="7.039cm" svg:y="6.8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ss</text:p>
              </table:table-cell>
              <table:table-cell>
                <text:p>1342</text:p>
              </table:table-cell>
              <table:table-cell>
                <text:p>1234143</text:p>
              </table:table-cell>
              <table:table-cell>
                <text:p>2341234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703000001172B436969AAE0768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8T20:55:12.372000000</meta:creation-date>
    <meta:editing-duration>PT1M49S</meta:editing-duration>
    <meta:editing-cycles>2</meta:editing-cycles>
    <meta:generator>LibreOffice/6.3.4.2$Windows_X86_64 LibreOffice_project/60da17e045e08f1793c57c00ba83cdfce946d0aa</meta:generator>
    <dc:title>Bright Blue</dc:title>
    <dc:date>2020-01-08T20:57:00.782000000</dc:date>
    <meta:document-statistic meta:object-count="27"/>
  </office:meta>
</office:document-meta>
</file>